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்யனார் விஸ்வநாத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ராத்து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ழகிரிசாமி. க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வன் (சுந்தரம். கே. எஸ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ரா சௌந்தரராஜன்</text:p>
          </table:table-cell>
          <table:table-cell office:value-type="string" calcext:value-type="string">
            <text:p>வெகுசன எழுத்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ந்தசாமி. ச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ர்ல் மார்க்ஸ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்வாக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்ரமண்யம். க. ந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ல்லப்பா. சி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வநேயப் பாவாணர். ஞ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ராஜன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ுக்கோட்டை பிரபாகர்</text:p>
          </table:table-cell>
          <table:table-cell office:value-type="string" calcext:value-type="string">
            <text:p>வெகுசன எழுத்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ரமசிவன். த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மயன்</text:p>
          </table:table-cell>
          <table:table-cell office:value-type="string" calcext:value-type="string">
            <text:p>வேளாண்மை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ச்சமூர்த்தி. 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ருகன். இர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ங்கநாதன். தி. 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கவன். 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கிருஷ்ணன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ாமிர்தம். லா. 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கோபாலன். கு. 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நாராயணன். 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்ராம். எம். 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ேசன்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ானகிராமன். 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ெரீப். கா. 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1022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0:29:31.335348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22T10:30:12.953339654</dc:date>
    <meta:editing-duration>PT5H5M10S</meta:editing-duration>
    <meta:editing-cycles>75</meta:editing-cycles>
    <meta:document-statistic meta:table-count="1" meta:cell-count="91" meta:object-count="0"/>
  </office:meta>
</office:document-meta>
</file>